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b8e" officeooo:paragraph-rsid="0007fb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’s oneDrive</text:p>
      <text:p text:style-name="Standard"/>
      <text:p text:style-name="Standard">https://1drv.ms/f/s!AjUlGyar6DFiyQQ1Crjdb6n3bT7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6:59:51.527260906</meta:creation-date>
    <dc:date>2017-11-14T17:00:55.811479410</dc:date>
    <meta:editing-duration>PT1M6S</meta:editing-duration>
    <meta:editing-cycles>1</meta:editing-cycles>
    <meta:document-statistic meta:table-count="0" meta:image-count="0" meta:object-count="0" meta:page-count="1" meta:paragraph-count="2" meta:word-count="3" meta:character-count="64" meta:non-whitespace-character-count="63"/>
    <meta:generator>LibreOffice/5.1.6.2$Linux_X86_64 LibreOffice_project/10m0$Build-2</meta:generator>
  </office:meta>
</office:document-meta>
</file>